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02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A1"/>
      <style:map style:condition="cell-content()=&quot;paraphrase&quot;" style:apply-style-name="Untitled2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Diagonal&gt;=2</text:p>
          </table:table-cell>
          <table:table-cell office:value-type="string" calcext:value-type="string">
            <text:p><text:s/>Diagonal &gt;=3</text:p>
          </table:table-cell>
          <table:table-cell office:value-type="string" calcext:value-type="string">
            <text:p><text:s/>Diagonal&gt;=4</text:p>
          </table:table-cell>
          <table:table-cell office:value-type="string" calcext:value-type="string">
            <text:p><text:s/>Diagonal&gt;=5</text:p>
          </table:table-cell>
          <table:table-cell office:value-type="string" calcext:value-type="string">
            <text:p>Assessment</text:p>
          </table:table-cell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de.en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de.it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it.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it.en</text:p>
          </table:table-cell>
          <table:table-cell office:value-type="float" office:value="0.192450089729875" calcext:value-type="float">
            <text:p>0.192450089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.52380952380952" calcext:value-type="float">
            <text:p>9.5238095238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de.en</text:p>
          </table:table-cell>
          <table:table-cell office:value-type="float" office:value="0.218217890235992" calcext:value-type="float">
            <text:p>0.218217890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pergularia media</text:p>
          </table:table-cell>
          <table:table-cell office:value-type="string" calcext:value-type="string">
            <text:p>de.en</text:p>
          </table:table-cell>
          <table:table-cell office:value-type="float" office:value="0.223606797749979" calcext:value-type="float">
            <text:p>0.223606797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de.it</text:p>
          </table:table-cell>
          <table:table-cell office:value-type="float" office:value="0.267261241912424" calcext:value-type="float">
            <text:p>0.267261241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2.29885057471264" calcext:value-type="float">
            <text:p>2.2988505747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de.fr</text:p>
          </table:table-cell>
          <table:table-cell office:value-type="float" office:value="0.316227766016838" calcext:value-type="float">
            <text:p>0.31622776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de.en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17.3913043478261" calcext:value-type="float">
            <text:p>17.3913043478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de.en</text:p>
          </table:table-cell>
          <table:table-cell office:value-type="float" office:value="0.335410196624969" calcext:value-type="float">
            <text:p>0.3354101966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2.29885057471264" calcext:value-type="float">
            <text:p>2.2988505747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it.fr</text:p>
          </table:table-cell>
          <table:table-cell office:value-type="float" office:value="0.353553390593274" calcext:value-type="float">
            <text:p>0.353553390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6.6666666666667" calcext:value-type="float">
            <text:p>16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it.fr</text:p>
          </table:table-cell>
          <table:table-cell office:value-type="float" office:value="0.353553390593274" calcext:value-type="float">
            <text:p>0.353553390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it.fr</text:p>
          </table:table-cell>
          <table:table-cell office:value-type="float" office:value="0.353553390593274" calcext:value-type="float">
            <text:p>0.353553390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.6666666666667" calcext:value-type="float">
            <text:p>1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pergularia media</text:p>
          </table:table-cell>
          <table:table-cell office:value-type="string" calcext:value-type="string">
            <text:p>it.en</text:p>
          </table:table-cell>
          <table:table-cell office:value-type="float" office:value="0.353553390593274" calcext:value-type="float">
            <text:p>0.353553390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Verbascum nigrum</text:p>
          </table:table-cell>
          <table:table-cell office:value-type="string" calcext:value-type="string">
            <text:p>de.it</text:p>
          </table:table-cell>
          <table:table-cell office:value-type="float" office:value="0.370624658330551" calcext:value-type="float">
            <text:p>0.370624658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.1538461538462" calcext:value-type="float">
            <text:p>46.1538461538</text:p>
          </table:table-cell>
          <table:table-cell office:value-type="float" office:value="85.7142857142857" calcext:value-type="float">
            <text:p>85.7142857143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de.fr</text:p>
          </table:table-cell>
          <table:table-cell office:value-type="float" office:value="0.377964473009227" calcext:value-type="float">
            <text:p>0.37796447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it.fr</text:p>
          </table:table-cell>
          <table:table-cell office:value-type="float" office:value="0.387298334620742" calcext:value-type="float">
            <text:p>0.387298334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7.1428571428571" calcext:value-type="float">
            <text:p>57.1428571429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densiflora</text:p>
          </table:table-cell>
          <table:table-cell office:value-type="string" calcext:value-type="string">
            <text:p>fr.en</text:p>
          </table:table-cell>
          <table:table-cell office:value-type="float" office:value="0.400891862868637" calcext:value-type="float">
            <text:p>0.40089186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de.fr</text:p>
          </table:table-cell>
          <table:table-cell office:value-type="float" office:value="0.408248290463863" calcext:value-type="float">
            <text:p>0.408248290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0.7142857142857" calcext:value-type="float">
            <text:p>10.714285714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densiflora</text:p>
          </table:table-cell>
          <table:table-cell office:value-type="string" calcext:value-type="string">
            <text:p>de.en</text:p>
          </table:table-cell>
          <table:table-cell office:value-type="float" office:value="0.416025147168922" calcext:value-type="float">
            <text:p>0.416025147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5.71428571428571" calcext:value-type="float">
            <text:p>5.71428571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pergularia media</text:p>
          </table:table-cell>
          <table:table-cell office:value-type="string" calcext:value-type="string">
            <text:p>de.it</text:p>
          </table:table-cell>
          <table:table-cell office:value-type="float" office:value="0.421637021355784" calcext:value-type="float">
            <text:p>0.42163702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36.3636363636364" calcext:value-type="float">
            <text:p>36.3636363636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densiflora</text:p>
          </table:table-cell>
          <table:table-cell office:value-type="string" calcext:value-type="string">
            <text:p>de.fr</text:p>
          </table:table-cell>
          <table:table-cell office:value-type="float" office:value="0.444749589996661" calcext:value-type="float">
            <text:p>0.44474959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.71428571428571" calcext:value-type="float">
            <text:p>5.7142857143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it.fr</text:p>
          </table:table-cell>
          <table:table-cell office:value-type="float" office:value="0.456014592700453" calcext:value-type="float">
            <text:p>0.45601459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6.1538461538462" calcext:value-type="float">
            <text:p>46.1538461538</text:p>
          </table:table-cell>
          <table:table-cell office:value-type="float" office:value="42.8571428571429" calcext:value-type="float">
            <text:p>42.8571428571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it.en</text:p>
          </table:table-cell>
          <table:table-cell office:value-type="float" office:value="0.490098029409803" calcext:value-type="float">
            <text:p>0.490098029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office:value-type="float" office:value="26.0869565217391" calcext:value-type="float">
            <text:p>26.086956521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Pinus koraiensis</text:p>
          </table:table-cell>
          <table:table-cell office:value-type="string" calcext:value-type="string">
            <text:p>it.en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41.6666666666667" calcext:value-type="float">
            <text:p>41.666666666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fr.en</text:p>
          </table:table-cell>
          <table:table-cell office:value-type="float" office:value="0.502518907629606" calcext:value-type="float">
            <text:p>0.502518907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de.it</text:p>
          </table:table-cell>
          <table:table-cell office:value-type="float" office:value="0.505181485540923" calcext:value-type="float">
            <text:p>0.505181485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.3636363636364" calcext:value-type="float">
            <text:p>36.3636363636</text:p>
          </table:table-cell>
          <table:table-cell office:value-type="float" office:value="30.7692307692308" calcext:value-type="float">
            <text:p>30.769230769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de.en</text:p>
          </table:table-cell>
          <table:table-cell office:value-type="float" office:value="0.516397779494322" calcext:value-type="float">
            <text:p>0.5163977795</text:p>
          </table:table-cell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5.12820512820513" calcext:value-type="float">
            <text:p>5.1282051282</text:p>
          </table:table-cell>
          <table:table-cell office:value-type="float" office:value="19.047619047619" calcext:value-type="float">
            <text:p>19.0476190476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it.en</text:p>
          </table:table-cell>
          <table:table-cell office:value-type="float" office:value="0.520031433961152" calcext:value-type="float">
            <text:p>0.52003143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de.fr</text:p>
          </table:table-cell>
          <table:table-cell office:value-type="float" office:value="0.522232967867094" calcext:value-type="float">
            <text:p>0.5222329679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.81818181818182" calcext:value-type="float">
            <text:p>1.818181818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de.en</text:p>
          </table:table-cell>
          <table:table-cell office:value-type="float" office:value="0.536875492193159" calcext:value-type="float">
            <text:p>0.536875492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6.8421052631579" calcext:value-type="float">
            <text:p>36.84210526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de.fr</text:p>
          </table:table-cell>
          <table:table-cell office:value-type="float" office:value="0.557006651896017" calcext:value-type="float">
            <text:p>0.5570066519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it.fr</text:p>
          </table:table-cell>
          <table:table-cell office:value-type="float" office:value="0.563436169819011" calcext:value-type="float">
            <text:p>0.563436169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it.en</text:p>
          </table:table-cell>
          <table:table-cell office:value-type="float" office:value="0.577350269189626" calcext:value-type="float">
            <text:p>0.577350269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26.3157894736842" calcext:value-type="float">
            <text:p>26.3157894737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ytinus hypocistis</text:p>
          </table:table-cell>
          <table:table-cell office:value-type="string" calcext:value-type="string">
            <text:p>de.it</text:p>
          </table:table-cell>
          <table:table-cell office:value-type="float" office:value="0.577350269189626" calcext:value-type="float">
            <text:p>0.577350269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7.5" calcext:value-type="float">
            <text:p>37.5</text:p>
          </table:table-cell>
          <table:table-cell office:value-type="float" office:value="54.5454545454545" calcext:value-type="float">
            <text:p>54.5454545455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olida regalis</text:p>
          </table:table-cell>
          <table:table-cell office:value-type="string" calcext:value-type="string">
            <text:p>fr.en</text:p>
          </table:table-cell>
          <table:table-cell office:value-type="float" office:value="0.612372435695794" calcext:value-type="float">
            <text:p>0.612372435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6.6666666666667" calcext:value-type="float">
            <text:p>46.6666666667</text:p>
          </table:table-cell>
          <table:table-cell office:value-type="float" office:value="36.8421052631579" calcext:value-type="float">
            <text:p>36.842105263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nus jeffreyi</text:p>
          </table:table-cell>
          <table:table-cell office:value-type="string" calcext:value-type="string">
            <text:p>fr.en</text:p>
          </table:table-cell>
          <table:table-cell office:value-type="float" office:value="0.645497224367903" calcext:value-type="float">
            <text:p>0.645497224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5.7894736842105" calcext:value-type="float">
            <text:p>15.789473684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Pinus jeffreyi</text:p>
          </table:table-cell>
          <table:table-cell office:value-type="string" calcext:value-type="string">
            <text:p>it.en</text:p>
          </table:table-cell>
          <table:table-cell office:value-type="float" office:value="0.709208143266975" calcext:value-type="float">
            <text:p>0.709208143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10.5263157894737" calcext:value-type="float">
            <text:p>10.5263157895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Nigella damascena</text:p>
          </table:table-cell>
          <table:table-cell office:value-type="string" calcext:value-type="string">
            <text:p>de.it</text:p>
          </table:table-cell>
          <table:table-cell office:value-type="float" office:value="0.816496580927726" calcext:value-type="float">
            <text:p>0.8164965809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5.12820512820513" calcext:value-type="float">
            <text:p>5.1282051282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2">
          <table:table-cell office:value-type="string" calcext:value-type="string">
            <text:p>Acanthus mollis</text:p>
          </table:table-cell>
          <table:table-cell office:value-type="string" calcext:value-type="string">
            <text:p>fr.en</text:p>
          </table:table-cell>
          <table:table-cell office:value-type="float" office:value="0.859337848847319" calcext:value-type="float">
            <text:p>0.859337848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6.6666666666667" calcext:value-type="float">
            <text:p>26.6666666667</text:p>
          </table:table-cell>
          <table:table-cell office:value-type="float" office:value="34.7826086956522" calcext:value-type="float">
            <text:p>34.7826086957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Pinus ayacahuite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75" calcext:value-type="float">
            <text:p>75</text:p>
          </table:table-cell>
          <table:table-cell table:number-columns-repeated="5" office:value-type="string" calcext:value-type="string">
            <text:p>yes</text:p>
          </table:table-cell>
        </table:table-row>
        <calcext:conditional-formats>
          <calcext:conditional-format calcext:target-range-address="Sheet1.A1:Sheet1.L55">
            <calcext:condition calcext:apply-style-name="Untitled1" calcext:value="=&quot;yes&quot;" calcext:base-cell-address="Sheet1.A1"/>
            <calcext:condition calcext:apply-style-name="Untitled2" calcext:value="=&quot;paraphrase&quot;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5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 style:data-style-name="N2" text:time-value="14:05:04.2004769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06:18.767145417</dc:date>
    <meta:generator>LibreOffice/4.2.8.2$Linux_X86_64 LibreOffice_project/420m0$Build-2</meta:generator>
    <meta:editing-duration>PT1H8M23S</meta:editing-duration>
    <meta:editing-cycles>4</meta:editing-cycles>
    <meta:document-statistic meta:table-count="1" meta:cell-count="660" meta:object-count="0"/>
  </office:meta>
</office:document-meta>
</file>